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raceability" style:family="table">
      <style:table-properties style:width="17cm" table:align="margins"/>
    </style:style>
    <style:style style:name="Traceability.A" style:family="table-column">
      <style:table-column-properties style:column-width="0.81cm" style:rel-column-width="3120*"/>
    </style:style>
    <style:style style:name="Traceability.U" style:family="table-column">
      <style:table-column-properties style:column-width="0.813cm" style:rel-column-width="3135*"/>
    </style:style>
    <style:style style:name="Traceability.1" style:family="table-row">
      <style:table-row-properties style:min-row-height="1.111cm"/>
    </style:style>
    <style:style style:name="Traceability.A1" style:family="table-cell">
      <style:table-cell-properties fo:padding="0.097cm" fo:border-left="0.05pt solid #000000" fo:border-right="none" fo:border-top="0.05pt solid #000000" fo:border-bottom="0.05pt solid #000000"/>
    </style:style>
    <style:style style:name="Traceability.U1" style:family="table-cell">
      <style:table-cell-properties fo:padding="0.097cm" fo:border="0.05pt solid #000000"/>
    </style:style>
    <style:style style:name="Traceability.A2" style:family="table-cell">
      <style:table-cell-properties fo:padding="0.097cm" fo:border-left="0.05pt solid #000000" fo:border-right="none" fo:border-top="none" fo:border-bottom="0.05pt solid #000000"/>
    </style:style>
    <style:style style:name="Traceability.U2" style:family="table-cell">
      <style:table-cell-properties fo:padding="0.097cm" fo:border-left="0.05pt solid #000000" fo:border-right="0.05pt solid #000000" fo:border-top="none" fo:border-bottom="0.05pt solid #000000"/>
    </style:style>
    <style:style style:name="Traceability.21" style:family="table-row">
      <style:table-row-properties style:min-row-height="0.73cm"/>
    </style:style>
    <style:style style:name="P1" style:family="paragraph" style:parent-style-name="Table_20_Contents">
      <style:text-properties officeooo:rsid="00101ca9" officeooo:paragraph-rsid="00101ca9"/>
    </style:style>
    <style:style style:name="P2" style:family="paragraph" style:parent-style-name="Table_20_Contents">
      <style:text-properties officeooo:rsid="0010554a" officeooo:paragraph-rsid="0010554a"/>
    </style:style>
    <style:style style:name="P3" style:family="paragraph" style:parent-style-name="Table_20_Contents">
      <style:text-properties officeooo:rsid="00116b66" officeooo:paragraph-rsid="00116b66"/>
    </style:style>
    <style:style style:name="P4" style:family="paragraph" style:parent-style-name="Table_20_Contents">
      <style:text-properties officeooo:rsid="00133f4a" officeooo:paragraph-rsid="00133f4a"/>
    </style:style>
    <style:style style:name="P5" style:family="paragraph" style:parent-style-name="Table_20_Contents">
      <style:text-properties officeooo:rsid="00135874" officeooo:paragraph-rsid="00135874"/>
    </style:style>
    <style:style style:name="P6" style:family="paragraph" style:parent-style-name="Table_20_Contents">
      <style:text-properties officeooo:rsid="00136a92" officeooo:paragraph-rsid="00136a92"/>
    </style:style>
    <style:style style:name="P7" style:family="paragraph" style:parent-style-name="Table_20_Contents">
      <style:text-properties officeooo:rsid="001474b3" officeooo:paragraph-rsid="001474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raceability" table:style-name="Traceability">
        <table:table-column table:style-name="Traceability.A" table:number-columns-repeated="20"/>
        <table:table-column table:style-name="Traceability.U"/>
        <table:table-row table:style-name="Traceability.1">
          <table:table-cell table:style-name="Traceability.A1" office:value-type="string">
            <text:p text:style-name="Table_20_Contents"/>
          </table:table-cell>
          <table:table-cell table:style-name="Traceability.A1" office:value-type="string">
            <text:p text:style-name="P1">R</text:p>
            <text:p text:style-name="P1">Q</text:p>
            <text:p text:style-name="P1">1</text:p>
          </table:table-cell>
          <table:table-cell table:style-name="Traceability.A1" office:value-type="string">
            <text:p text:style-name="P1">R</text:p>
            <text:p text:style-name="P1">Q</text:p>
            <text:p text:style-name="P1">2</text:p>
          </table:table-cell>
          <table:table-cell table:style-name="Traceability.A1" office:value-type="string">
            <text:p text:style-name="P1">R</text:p>
            <text:p text:style-name="P1">Q</text:p>
            <text:p text:style-name="P1">3</text:p>
          </table:table-cell>
          <table:table-cell table:style-name="Traceability.A1" office:value-type="string">
            <text:p text:style-name="P1">R</text:p>
            <text:p text:style-name="P1">Q</text:p>
            <text:p text:style-name="P1">4</text:p>
          </table:table-cell>
          <table:table-cell table:style-name="Traceability.A1" office:value-type="string">
            <text:p text:style-name="P1">R</text:p>
            <text:p text:style-name="P1">Q</text:p>
            <text:p text:style-name="P1">5</text:p>
          </table:table-cell>
          <table:table-cell table:style-name="Traceability.A1" office:value-type="string">
            <text:p text:style-name="P1">R</text:p>
            <text:p text:style-name="P1">Q</text:p>
            <text:p text:style-name="P1">6</text:p>
          </table:table-cell>
          <table:table-cell table:style-name="Traceability.A1" office:value-type="string">
            <text:p text:style-name="P1">R</text:p>
            <text:p text:style-name="P1">Q</text:p>
            <text:p text:style-name="P1">7</text:p>
          </table:table-cell>
          <table:table-cell table:style-name="Traceability.A1" office:value-type="string">
            <text:p text:style-name="P1">R</text:p>
            <text:p text:style-name="P1">Q</text:p>
            <text:p text:style-name="P1">8</text:p>
          </table:table-cell>
          <table:table-cell table:style-name="Traceability.A1" office:value-type="string">
            <text:p text:style-name="P1">R</text:p>
            <text:p text:style-name="P1">Q</text:p>
            <text:p text:style-name="P1">9</text:p>
          </table:table-cell>
          <table:table-cell table:style-name="Traceability.A1" office:value-type="string">
            <text:p text:style-name="P1">R</text:p>
            <text:p text:style-name="P1">Q</text:p>
            <text:p text:style-name="P1">10</text:p>
          </table:table-cell>
          <table:table-cell table:style-name="Traceability.A1" office:value-type="string">
            <text:p text:style-name="P1">R</text:p>
            <text:p text:style-name="P1">Q</text:p>
            <text:p text:style-name="P1">11</text:p>
          </table:table-cell>
          <table:table-cell table:style-name="Traceability.A1" office:value-type="string">
            <text:p text:style-name="P1">R</text:p>
            <text:p text:style-name="P1">Q</text:p>
            <text:p text:style-name="P1">12</text:p>
          </table:table-cell>
          <table:table-cell table:style-name="Traceability.A1" office:value-type="string">
            <text:p text:style-name="P1">R</text:p>
            <text:p text:style-name="P1">Q</text:p>
            <text:p text:style-name="P1">13</text:p>
          </table:table-cell>
          <table:table-cell table:style-name="Traceability.A1" office:value-type="string">
            <text:p text:style-name="P1">R</text:p>
            <text:p text:style-name="P1">Q</text:p>
            <text:p text:style-name="P1">14</text:p>
          </table:table-cell>
          <table:table-cell table:style-name="Traceability.A1" office:value-type="string">
            <text:p text:style-name="P1">R</text:p>
            <text:p text:style-name="P1">Q</text:p>
            <text:p text:style-name="P1">15</text:p>
          </table:table-cell>
          <table:table-cell table:style-name="Traceability.A1" office:value-type="string">
            <text:p text:style-name="P1">R</text:p>
            <text:p text:style-name="P1">Q</text:p>
            <text:p text:style-name="P1">16</text:p>
          </table:table-cell>
          <table:table-cell table:style-name="Traceability.A1" office:value-type="string">
            <text:p text:style-name="P1">R</text:p>
            <text:p text:style-name="P1">Q</text:p>
            <text:p text:style-name="P1">17</text:p>
          </table:table-cell>
          <table:table-cell table:style-name="Traceability.A1" office:value-type="string">
            <text:p text:style-name="P1">R</text:p>
            <text:p text:style-name="P1">Q</text:p>
            <text:p text:style-name="P1">18</text:p>
          </table:table-cell>
          <table:table-cell table:style-name="Traceability.A1" office:value-type="string">
            <text:p text:style-name="P1">R</text:p>
            <text:p text:style-name="P1">Q</text:p>
            <text:p text:style-name="P1">19</text:p>
          </table:table-cell>
          <table:table-cell table:style-name="Traceability.U1" office:value-type="string">
            <text:p text:style-name="P1">R</text:p>
            <text:p text:style-name="P1">Q</text:p>
            <text:p text:style-name="P1">20</text:p>
          </table:table-cell>
        </table:table-row>
        <table:table-row>
          <table:table-cell table:style-name="Traceability.A2" office:value-type="string">
            <text:p text:style-name="P1">RQ1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1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2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3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4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1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5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6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7">R</text:p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7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8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9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10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1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D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2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/>
          </table:table-cell>
          <table:table-cell table:style-name="Traceability.A2" office:value-type="string">
            <text:p text:style-name="P4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7">R</text:p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3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4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5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6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D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7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P6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8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819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7">D</text:p>
          </table:table-cell>
          <table:table-cell table:style-name="Traceability.U2" office:value-type="string">
            <text:p text:style-name="Table_20_Contents"/>
          </table:table-cell>
        </table:table-row>
        <table:table-row table:style-name="Traceability.21">
          <table:table-cell table:style-name="Traceability.A2" office:value-type="string">
            <text:p text:style-name="P1">RQ<text:soft-page-break/>20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0:51:21.454256881</meta:creation-date>
    <dc:date>2016-09-22T02:01:21.737189352</dc:date>
    <meta:editing-duration>PT25M27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2" meta:paragraph-count="233" meta:word-count="233" meta:character-count="295" meta:non-whitespace-character-count="295"/>
  </office:meta>
</office:document-meta>
</file>